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ceptionsHandler.invokeExceptionHandlerClass( FlowControllerHandlerContext context , Throwable throwable , ExceptionConfig exceptionConfig , ActionMapping actionMapping , ActionForm for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faultExceptionsHandler.invokeExceptionHandlerMethod( FlowControllerHandlerContext context , Throwable ex , PageFlowExceptionConfig exceptionConfig , ActionForm form , ActionMapping actionMapp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DefaultExceptionsHandler.getFallbackFlowController( FlowController originalFlowController , Class exClass , ServletRequest request , ServletResponse response , ServletContext servlet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ExceptionsHandler.storeException( HttpServletRequest request , String key , ActionMessage error , String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ceptionsHandler.eatUnhandledException( FlowControllerHandlerContext context , Throwable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ExceptionsHandler.reini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ceptionsHandler.unwrapException( FlowControllerHandlerContext context , Throwable 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ExceptionsHandler.getMessage( FlowControllerHandlerContext context , String messageKey , String bundle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ExceptionsHandler.getRegisteredException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eptionsHandler.getExceptionHandlerMethod( FlowControllerHandlerContext context , String methodName , Throwable ex , Object formBea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ExceptionsHandler.handleException( FlowControllerHandlerContext context , Throwable ex , ActionMapping actionMapping , ActionForm form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DefaultExceptionsHandler.exposeException( FlowControllerHandlerContext context , Throwable ex , ActionMapping action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eptionsHandler.getExceptionConfig( Class exceptionType , ModuleConfig module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ceptionsHandler.DefaultExceptions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ceptionsHandler.checkForExceptionConfig( SharedFlowController sf , Class exClass , 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